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c8f01" officeooo:paragraph-rsid="0007a2e1" style:font-weight-asian="bold" style:font-weight-complex="bold"/>
    </style:style>
    <style:style style:name="P2" style:family="paragraph" style:parent-style-name="Standard">
      <style:text-properties fo:font-weight="bold" officeooo:rsid="000c522e" officeooo:paragraph-rsid="000c522e" style:font-weight-asian="bold" style:font-weight-complex="bold"/>
    </style:style>
    <style:style style:name="P3" style:family="paragraph" style:parent-style-name="Standard">
      <style:text-properties fo:font-weight="normal" officeooo:rsid="000dfd0c" officeooo:paragraph-rsid="000dfd0c" style:font-weight-asian="normal" style:font-weight-complex="normal"/>
    </style:style>
    <style:style style:name="P4" style:family="paragraph" style:parent-style-name="Standard">
      <style:text-properties fo:font-weight="normal" officeooo:rsid="00170a15" officeooo:paragraph-rsid="00142d45" style:font-weight-asian="normal" style:font-weight-complex="normal"/>
    </style:style>
    <style:style style:name="P5" style:family="paragraph" style:parent-style-name="Standard">
      <style:text-properties officeooo:paragraph-rsid="00142d45"/>
    </style:style>
    <style:style style:name="P6" style:family="paragraph" style:parent-style-name="Standard">
      <style:text-properties officeooo:rsid="00170a15" officeooo:paragraph-rsid="00170a15"/>
    </style:style>
    <style:style style:name="P7" style:family="paragraph" style:parent-style-name="Standard">
      <style:text-properties officeooo:rsid="0007a2e1" officeooo:paragraph-rsid="00170a15"/>
    </style:style>
    <style:style style:name="P8" style:family="paragraph" style:parent-style-name="Text_20_body">
      <style:text-properties fo:font-weight="normal" officeooo:rsid="00078f6b" officeooo:paragraph-rsid="000c522e" style:font-weight-asian="normal" style:font-weight-complex="normal"/>
    </style:style>
    <style:style style:name="P9" style:family="paragraph" style:parent-style-name="Text_20_body">
      <style:text-properties fo:font-weight="normal" officeooo:rsid="001e133f" officeooo:paragraph-rsid="001e133f" style:font-weight-asian="normal" style:font-weight-complex="normal"/>
    </style:style>
    <style:style style:name="P10" style:family="paragraph" style:parent-style-name="Text_20_body">
      <style:text-properties fo:font-weight="normal" officeooo:rsid="00228d49" officeooo:paragraph-rsid="00228d49" style:font-weight-asian="normal" style:font-weight-complex="normal"/>
    </style:style>
    <style:style style:name="P11" style:family="paragraph" style:parent-style-name="Text_20_body">
      <style:text-properties fo:font-weight="bold" officeooo:rsid="00228d49" officeooo:paragraph-rsid="00228d49" style:font-weight-asian="bold" style:font-weight-complex="bold"/>
    </style:style>
    <style:style style:name="T1" style:family="text">
      <style:text-properties officeooo:rsid="00105318"/>
    </style:style>
    <style:style style:name="T2" style:family="text">
      <style:text-properties officeooo:rsid="00112a62"/>
    </style:style>
    <style:style style:name="T3" style:family="text">
      <style:text-properties officeooo:rsid="0012587b"/>
    </style:style>
    <style:style style:name="T4" style:family="text">
      <style:text-properties fo:font-weight="normal" style:font-weight-asian="normal" style:font-weight-complex="normal"/>
    </style:style>
    <style:style style:name="T5" style:family="text">
      <style:text-properties fo:font-weight="normal" officeooo:rsid="0012587b" style:font-weight-asian="normal" style:font-weight-complex="normal"/>
    </style:style>
    <style:style style:name="T6" style:family="text">
      <style:text-properties fo:font-weight="normal" officeooo:rsid="00142d45" style:font-weight-asian="normal" style:font-weight-complex="normal"/>
    </style:style>
    <style:style style:name="T7" style:family="text">
      <style:text-properties fo:font-weight="normal" officeooo:rsid="0014e0ef" style:font-weight-asian="normal" style:font-weight-complex="normal"/>
    </style:style>
    <style:style style:name="T8" style:family="text">
      <style:text-properties fo:font-weight="normal" officeooo:rsid="00170a15" style:font-weight-asian="normal" style:font-weight-complex="normal"/>
    </style:style>
    <style:style style:name="T9" style:family="text">
      <style:text-properties fo:font-weight="normal" officeooo:rsid="00189573" style:font-weight-asian="normal" style:font-weight-complex="normal"/>
    </style:style>
    <style:style style:name="T10" style:family="text">
      <style:text-properties fo:font-weight="normal" officeooo:rsid="0019d9cd" style:font-weight-asian="normal" style:font-weight-complex="normal"/>
    </style:style>
    <style:style style:name="T11" style:family="text">
      <style:text-properties fo:font-weight="normal" officeooo:rsid="001a3530" style:font-weight-asian="normal" style:font-weight-complex="normal"/>
    </style:style>
    <style:style style:name="T12" style:family="text">
      <style:text-properties officeooo:rsid="001e13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ly reflection:</text:p>
      <text:p text:style-name="P1"/>
      <text:p text:style-name="P3">Ada is <text:span text:style-name="T1">quite readable since it adheres well to the structured programming principle, </text:span><text:span text:style-name="T2">using </text:span><text:span text:style-name="T1">block structure </text:span><text:span text:style-name="T3">with termination keywords for the control structures. Ada also allows you to have only 1 compilation unit, encouraging you to split your procedures and functions into separate packages, asking your code better separated and less coupled, making it easier to understand in smaller sections. The requirement to declare local variables at the beginning of a procedure can make it confusing where the procedure starts, and what the procedure is doing. Good indenting helps with this, although it is not enforced. </text:span><text:span text:style-name="T12">Ada uses orthogonality well to clarify the way we pass parameters to a procedure. The combination of the in, out and in out keywords lets us easily see if the parameters are only being passed in, or only out, or both in and out.</text:span></text:p>
      <text:p text:style-name="P3"/>
      <text:p text:style-name="P5"><text:span text:style-name="T5">The </text:span><text:span text:style-name="T6">language</text:span><text:span text:style-name="T5"> is </text:span><text:span text:style-name="T6">quite </text:span><text:span text:style-name="T5">writable, some things </text:span><text:span text:style-name="T6">just take a bit of getting used to doing the Ada way and can seem unnecessarily complicated. One major example is arrays. In most languages arrays are relatively simple an easy to use in Ada however, they are a bit more complicated. In order to use an array we first have to declare our own array type. We need to do this for each different type of array we want to use. We also need to specify the indices we will be using for each array we create. It also doesn’t use the square brackets ‘[]’ that lots of other languages use. This makes it hard to distinguish accessing array indices from function and procedure calls. While the extra flexibility can be useful, these extra steps can be annoying and tedious, especially when trying to work it out for the first time. Another thing that seems unnecessarily complicated is outputting text, specifically numbers. </text:span><text:span text:style-name="T7">There is a separate package for general text IO and for integer text IO. They both overload the same procedure, making it consistent and easy to see that they perform the same task. It is however more complicated than it needs to be. Why are there separate packages and why do I have to make a separate function call every time I want to print an integer or string, why can’t I combine them into 1 call? Another thing that takes some getting used to is the </text:span><text:span text:style-name="T8">packages. Not being able to have multiple functions or procedures in a file (unless nested inside some other structure) can be annoying, but it does help ensure good programming structure through use of packages and objects.</text:span></text:p>
      <text:p text:style-name="P4"/>
      <text:p text:style-name="P6"><text:span text:style-name="T4">Ada is reliable. It was designed by the department of defence, they needed it to be secure and reliable. </text:span><text:span text:style-name="T9">This is demonstrated by Ada's adherence to the defence in depth principle, </text:span><text:span text:style-name="T10">particularly with exception handling. Ada allows exception handling so that if we know there is a possibility something might go wrong (such as with user input) we can handle that exceptional event rather than just let the program crash. It may also be that we terminate whatever process was being executed and go up the chain to a encapsulating compilation unit to deal with the exception there. </text:span><text:span text:style-name="T11">Ada also enforces reliability and security through information hiding. By only allowing 1 compilation unit per file, Ada encourages you to split your programs up into multiple files using packages and objects. This also helps with abstraction, and code reuse, which aids code writeability and readability.</text:span></text:p>
      <text:p text:style-name="P7"/>
      <text:p text:style-name="P2">Weekly question:</text:p>
      <text:p text:style-name="P8">Compare your implementation of bubble sort with an implementation in C (you may have written one, if not, there are plenty on the internet you can look at). What similarities and differences are there?</text:p>
      <text:p text:style-name="P9">The algorithm is the same, so the implementations are very similar. The main difference is the way arrays are structured. In C we don’t need to specify a type or the range of indices we are using for an array. This is because we can combine any type with the square brackets to obtain an array type, and indices are consistent, always starting from 0. Another difference is the requirement to specify the type of parameter passing in Ada, while in C it is implicit. The remaining differences are largely differences of syntax, such as using square ‘[]’ or rounded ‘()’ brackets for accessing array elements.</text:p>
      <text:p text:style-name="P11"><text:soft-page-break/>Run:</text:p>
      <text:p text:style-name="P10">use ./main to run</text:p>
      <text:p text:style-name="P10">I’m writing this later and I can’t remember how I compiled it :/</text:p>
      <text:p text:style-name="P10">Sorry! I think its with gcc… (should have made a make file smh)</text:p>
      <text:p text:style-name="P11">Test:</text:p>
      <text:p text:style-name="P10">When running the code it will sort a randomly generated array with values anywhere between -100 and 10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16:57:53.687345818</meta:creation-date>
    <dc:date>2021-10-25T23:50:31.918029038</dc:date>
    <meta:editing-duration>PT2H41M13S</meta:editing-duration>
    <meta:editing-cycles>11</meta:editing-cycles>
    <meta:generator>LibreOffice/6.4.7.2$Linux_X86_64 LibreOffice_project/40$Build-2</meta:generator>
    <meta:document-statistic meta:table-count="0" meta:image-count="0" meta:object-count="0" meta:page-count="2" meta:paragraph-count="13" meta:word-count="761" meta:character-count="4413" meta:non-whitespace-character-count="3665"/>
  </office:meta>
</office:document-meta>
</file>